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c9211e" loext:opacity="100%" fo:font-weight="bold" officeooo:paragraph-rsid="001def96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1def96" officeooo:paragraph-rsid="001def96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Mono" fo:font-size="10pt" officeooo:paragraph-rsid="001def96" style:font-name-asian="NSimSun" style:font-size-asian="10pt" style:font-name-complex="Liberation Mono" style:font-size-complex="10pt"/>
    </style:style>
    <style:style style:name="P5" style:family="paragraph" style:parent-style-name="Preformatted_20_Text">
      <style:text-properties officeooo:paragraph-rsid="001def96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BY CAN I HOLD YOU – TRACY CHAPMAN</text:p>
      <text:p text:style-name="P3"/>
      <text:p text:style-name="Preformatted_20_Text"><text:s/><text:span text:style-name="T2">Intro : D <text:s text:c="2"/>A(sus4) <text:s text:c="2"/>A <text:s text:c="2"/>D <text:s text:c="2"/>A(sus4) <text:s text:c="2"/>A</text:span> </text:p>
      <text:p text:style-name="Preformatted_20_Text"/>
      <text:p text:style-name="Preformatted_20_Text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<text:s/>D <text:s text:c="4"/>A(sus4) <text:s text:c="5"/>A <text:s text:c="9"/>Em7 </text:p>
            <text:p text:style-name="P5"><text:s/>Sorry, is all that you can't say</text:p>
            <text:p text:style-name="P5"><text:s/><text:span text:style-name="T2">A(sus4) <text:s text:c="3"/>A <text:s text:c="7"/>D</text:span> </text:p>
            <text:p text:style-name="P5"><text:s/>Years gone by and still</text:p>
            <text:p text:style-name="P5"><text:s/><text:span text:style-name="T2">A(sus4) <text:s text:c="5"/>A <text:s text:c="8"/>Em7</text:span> </text:p>
            <text:p text:style-name="P5"><text:s/>Words don't come easily</text:p>
            <text:p text:style-name="P5"><text:s text:c="7"/><text:span text:style-name="T2">G <text:s text:c="9"/>A <text:s text:c="4"/>A(sus4) <text:s text:c="2"/>A</text:span> </text:p>
            <text:p text:style-name="P5"><text:s/>Like sorry, like sorry</text:p>
            <text:p text:style-name="P5"/>
            <text:p text:style-name="P5"/>
            <text:p text:style-name="P5"><text:s/><text:span text:style-name="T2">D <text:s text:c="4"/>A(sus4) <text:s text:c="5"/>A <text:s text:c="9"/>Em7</text:span> </text:p>
            <text:p text:style-name="P5"><text:s/>Forgive me, is all that you can't say</text:p>
            <text:p text:style-name="P5"><text:s/><text:span text:style-name="T2">A(sus4) <text:s text:c="3"/>A <text:s text:c="7"/>D</text:span> </text:p>
            <text:p text:style-name="P5"><text:s/>Years gone by and still</text:p>
            <text:p text:style-name="P2"><text:s/>A(sus4) <text:s text:c="5"/>A <text:s text:c="8"/>Em7 </text:p>
            <text:p text:style-name="P5"><text:s/>Words don't come easily</text:p>
            <text:p text:style-name="P2"><text:s text:c="7"/>G <text:s text:c="9"/>A <text:s text:c="4"/>A(sus4) <text:s text:c="2"/>A </text:p>
            <text:p text:style-name="P5"><text:s/>Like forgive me, like forgive me</text:p>
            <text:p text:style-name="P5"/>
            <text:p text:style-name="P5"/>
            <text:p text:style-name="P5"/>
            <text:p text:style-name="P5"><text:s text:c="17"/><text:span text:style-name="T2">D</text:span> </text:p>
            <text:p text:style-name="P5"><text:s/>But you can say baby</text:p>
            <text:p text:style-name="P2"><text:s/>Em7 <text:s text:c="7"/>G <text:s text:c="10"/>D </text:p>
            <text:p text:style-name="P5"><text:s/>Baby can I hold you tonight</text:p>
            <text:p text:style-name="P5"><text:s/><text:span text:style-name="T2">Em7 <text:s text:c="7"/>G <text:s text:c="14"/>Bm</text:span> </text:p>
            <text:p text:style-name="P5"><text:s/>Maybe if I told you the right words</text:p>
            <text:p text:style-name="P5"><text:s text:c="11"/><text:span text:style-name="T2">A</text:span> </text:p>
            <text:p text:style-name="P5"><text:s/>At the right time</text:p>
            <text:p text:style-name="P2"><text:s text:c="12"/>D <text:s text:c="3"/>Em7 <text:s text:c="3"/>G </text:p>
            <text:p text:style-name="P5"><text:s/>You'd be mine</text:p>
            <text:p text:style-name="P5"><text:s/><text:span text:style-name="T2">A <text:s text:c="8"/>D</text:span> </text:p>
            <text:p text:style-name="P5"><text:s/>You'd be mine</text:p>
            <text:p text:style-name="P5"/>
            <text:p text:style-name="P5"/>
            <text:p text:style-name="P5"/>
            <text:p text:style-name="P4"/>
          </table:table-cell>
          <table:table-cell table:style-name="Tableau1.B1" office:value-type="string">
            <text:p text:style-name="P5"><text:s/><text:span text:style-name="T2">D <text:s text:c="4"/>A(sus4) <text:s text:c="5"/>A <text:s text:c="9"/>Em7</text:span> </text:p>
            <text:p text:style-name="P5"><text:s/>I love you, is all that you can't say</text:p>
            <text:p text:style-name="P5"><text:s/><text:span text:style-name="T2">A(sus4) <text:s text:c="3"/>A <text:s text:c="7"/>D</text:span> </text:p>
            <text:p text:style-name="P5"><text:s/>Years gone by and still</text:p>
            <text:p text:style-name="P5"><text:s/><text:span text:style-name="T2">A(sus4) <text:s text:c="5"/>A <text:s text:c="8"/>Em7</text:span> </text:p>
            <text:p text:style-name="P5"><text:s/>Words don't come easily</text:p>
            <text:p text:style-name="P5"><text:s text:c="7"/><text:span text:style-name="T2">G <text:s text:c="9"/>A <text:s text:c="4"/>A(sus4) <text:s text:c="2"/>A</text:span> </text:p>
            <text:p text:style-name="P5"><text:s/>like I love you, like I love you</text:p>
            <text:p text:style-name="P5"/>
            <text:p text:style-name="P5"/>
            <text:p text:style-name="P5"/>
            <text:p text:style-name="P5"><text:s text:c="17"/><text:span text:style-name="T2">D</text:span> </text:p>
            <text:p text:style-name="P5"><text:s/>But you can say baby</text:p>
            <text:p text:style-name="P5"><text:s/><text:span text:style-name="T2">Em7 <text:s text:c="7"/>G <text:s text:c="10"/>D</text:span> </text:p>
            <text:p text:style-name="P5"><text:s/>Baby can I hold you tonight</text:p>
            <text:p text:style-name="P2"><text:s/>Em7 <text:s text:c="7"/>G <text:s text:c="14"/>Bm </text:p>
            <text:p text:style-name="P5"><text:s/>Maybe if I told you the right words</text:p>
            <text:p text:style-name="P5"><text:s text:c="11"/><text:span text:style-name="T2">A</text:span> </text:p>
            <text:p text:style-name="P5"><text:s/>At the right time</text:p>
            <text:p text:style-name="P5"><text:s text:c="12"/><text:span text:style-name="T2">D</text:span> </text:p>
            <text:p text:style-name="P5"><text:s/>You'd be mine</text:p>
            <text:p text:style-name="P2"><text:s/>Em7 <text:s text:c="7"/>G <text:s text:c="10"/>D </text:p>
            <text:p text:style-name="P5"><text:s/>Baby can I hold you tonight</text:p>
            <text:p text:style-name="P2"><text:s/>Em7 <text:s text:c="7"/>G <text:s text:c="14"/>Bm </text:p>
            <text:p text:style-name="P5"><text:s/>Maybe if I told you the right words</text:p>
            <text:p text:style-name="P5"><text:s text:c="11"/><text:span text:style-name="T2">A</text:span> </text:p>
            <text:p text:style-name="P5"><text:s/>At the right time</text:p>
            <text:p text:style-name="P2"><text:s text:c="12"/>D <text:s text:c="3"/>Em7 <text:s text:c="3"/>G <text:s text:c="2"/>A </text:p>
            <text:p text:style-name="P5"><text:s/>You'd be mine</text:p>
            <text:p text:style-name="P2"><text:s text:c="12"/>D <text:s text:c="2"/>Em7 <text:s text:c="3"/>G <text:s text:c="2"/>A <text:s/>... <text:s/>D </text:p>
            <text:p text:style-name="P5"><text:s/>You'd be mine</text:p>
            <text:p text:style-name="P4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0:38:22.158000000</meta:creation-date>
    <dc:date>2024-05-06T10:46:04.715000000</dc:date>
    <meta:editing-duration>PT7M42S</meta:editing-duration>
    <meta:editing-cycles>1</meta:editing-cycles>
    <meta:document-statistic meta:table-count="1" meta:image-count="0" meta:object-count="0" meta:page-count="1" meta:paragraph-count="58" meta:word-count="244" meta:character-count="1512" meta:non-whitespace-character-count="792"/>
    <meta:generator>LibreOffice/24.2.0.3$Windows_X86_64 LibreOffice_project/da48488a73ddd66ea24cf16bbc4f7b9c08e9bea1</meta:generator>
  </office:meta>
</office:document-meta>
</file>